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kifa Shahgeldleva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1">
          <table:table-cell office:value-type="string" calcext:value-type="string">
            <text:p>BWusagi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2">
          <table:table-cell office:value-type="string" calcext:value-type="string">
            <text:p>Yulia Tarushko</text:p>
          </table:table-cell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8:21:55.265261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08T18:43:03.550648767</dc:date>
    <meta:editing-duration>PT52M55S</meta:editing-duration>
    <meta:editing-cycles>17</meta:editing-cycles>
    <meta:generator>LibreOffice/7.2.5.2$MacOSX_X86_64 LibreOffice_project/499f9727c189e6ef3471021d6132d4c694f357e5</meta:generator>
    <meta:document-statistic meta:table-count="1" meta:cell-count="167" meta:object-count="0"/>
  </office:meta>
</office:document-meta>
</file>